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6.29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225.41pt"/>
    </style:style>
    <style:style style:name="co6" style:family="table-column">
      <style:table-column-properties fo:break-before="auto" style:column-width="129.66pt"/>
    </style:style>
    <style:style style:name="co7" style:family="table-column">
      <style:table-column-properties fo:break-before="auto" style:column-width="575.86pt"/>
    </style:style>
    <style:style style:name="ro1" style:family="table-row">
      <style:table-row-properties style:row-height="25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4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Sans Pro Black" fo:font-size="18pt" fo:font-weight="normal" style:font-size-asian="18pt" style:font-weight-asian="normal" style:font-size-complex="18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Sans Pro" fo:font-weight="bold" style:font-weight-asian="bold" style:font-weight-complex="bold"/>
    </style:style>
    <style:style style:name="ce3" style:family="table-cell" style:parent-style-name="Default">
      <style:table-cell-properties fo:background-color="#adff2f" style:vertical-align="middle"/>
      <style:text-properties style:font-name="Source Sans Pro"/>
    </style:style>
    <style:style style:name="ce4" style:family="table-cell" style:parent-style-name="Default">
      <style:table-cell-properties fo:background-color="#008000" style:vertical-align="middle"/>
      <style:text-properties style:font-name="Source Sans Pro"/>
    </style:style>
    <style:style style:name="ce5" style:family="table-cell" style:parent-style-name="Default">
      <style:table-cell-properties style:vertical-align="middle"/>
      <style:text-properties style:font-name="Source Sans Pro"/>
    </style:style>
    <style:style style:name="ce6" style:family="table-cell" style:parent-style-name="Default">
      <style:table-cell-properties fo:background-color="#ffff00" style:vertical-align="middle"/>
      <style:text-properties style:font-name="Source Sans Pro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Source Sans Pro Black" fo:font-size="18pt" fo:font-weight="normal" style:font-size-asian="18pt" style:font-weight-asian="normal" style:font-size-complex="18pt" style:font-weight-complex="normal"/>
    </style:style>
    <style:style style:name="ce8" style:family="table-cell" style:parent-style-name="Default">
      <style:table-cell-properties style:vertical-align="middle"/>
      <style:text-properties fo:color="#a9a9a9" style:font-name="Source Sans Pro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Source Sans Pro"/>
    </style:style>
    <style:style style:name="ce11" style:family="table-cell" style:parent-style-name="Default" style:data-style-name="N121">
      <style:table-cell-properties fo:background-color="#adff2f" style:vertical-align="middle"/>
      <style:text-properties style:font-name="Source Sans Pro"/>
    </style:style>
    <style:style style:name="ce12" style:family="table-cell" style:parent-style-name="Default" style:data-style-name="N121">
      <style:table-cell-properties fo:background-color="#008000" style:vertical-align="middle"/>
      <style:text-properties style:font-name="Source Sans Pro"/>
    </style:style>
    <style:style style:name="ce13" style:family="table-cell" style:parent-style-name="Default" style:data-style-name="N121">
      <style:table-cell-properties style:vertical-align="middle"/>
      <style:text-properties style:font-name="Source Sans Pro"/>
    </style:style>
    <style:style style:name="ce14" style:family="table-cell" style:parent-style-name="Default" style:data-style-name="N124">
      <style:table-cell-properties style:vertical-align="middle"/>
      <style:text-properties style:font-name="Source Sans Pro"/>
    </style:style>
    <style:style style:name="ce15" style:family="table-cell" style:parent-style-name="Default" style:data-style-name="N124">
      <style:table-cell-properties fo:background-color="#ffff00" style:vertical-align="middle"/>
      <style:text-properties style:font-name="Source Sans Pro"/>
    </style:style>
    <style:style style:name="ce16" style:family="table-cell" style:parent-style-name="Default" style:data-style-name="N121">
      <style:table-cell-properties style:vertical-align="middle"/>
      <style:text-properties fo:color="#a9a9a9" style:font-name="Source Sans Pro"/>
    </style:style>
    <style:style style:name="ce17" style:family="table-cell" style:parent-style-name="Default" style:data-style-name="N104">
      <style:table-cell-properties fo:background-color="#adff2f" style:vertical-align="middle"/>
      <style:text-properties style:font-name="Source Sans Pro"/>
    </style:style>
    <style:style style:name="ce18" style:family="table-cell" style:parent-style-name="Default" style:data-style-name="N104">
      <style:table-cell-properties fo:background-color="#008000" style:vertical-align="middle"/>
      <style:text-properties style:font-name="Source Sans Pro"/>
    </style:style>
    <style:style style:name="ce19" style:family="table-cell" style:parent-style-name="Default" style:data-style-name="N104">
      <style:table-cell-properties style:vertical-align="middle"/>
      <style:text-properties style:font-name="Source Sans Pro"/>
    </style:style>
    <style:style style:name="ce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>
      <style:table-cell-properties fo:background-color="#ffff00" style:vertical-align="middle"/>
      <style:text-properties style:font-name="Source Sans Pro"/>
    </style:style>
    <style:style style:name="ce22" style:family="table-cell" style:parent-style-name="Default" style:data-style-name="N104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4">
      <style:table-cell-properties style:vertical-align="middle"/>
      <style:text-properties fo:color="#a9a9a9" style:font-name="Source Sans Pro"/>
    </style:style>
    <style:style style:name="ce24" style:family="table-cell" style:parent-style-name="Default" style:data-style-name="N10">
      <style:table-cell-properties fo:background-color="#adff2f" style:vertical-align="middle"/>
      <style:text-properties style:font-name="Source Sans Pro"/>
    </style:style>
    <style:style style:name="ce25" style:family="table-cell" style:parent-style-name="Default" style:data-style-name="N10">
      <style:table-cell-properties fo:background-color="#008000" style:vertical-align="middle"/>
      <style:text-properties style:font-name="Source Sans Pro"/>
    </style:style>
    <style:style style:name="ce26" style:family="table-cell" style:parent-style-name="Default" style:data-style-name="N10">
      <style:table-cell-properties style:vertical-align="middle"/>
      <style:text-properties style:font-name="Source Sans Pro"/>
    </style:style>
    <style:style style:name="ce27" style:family="table-cell" style:parent-style-name="Default" style:data-style-name="N10">
      <style:table-cell-properties style:vertical-align="middle"/>
      <style:text-properties fo:color="#a9a9a9" style:font-name="Source Sans Pro"/>
    </style:style>
    <style:style style:name="ce28" style:family="table-cell" style:parent-style-name="Default" style:data-style-name="N123">
      <style:table-cell-properties fo:background-color="#adff2f" style:vertical-align="middle"/>
      <style:text-properties style:font-name="Source Sans Pro"/>
    </style:style>
    <style:style style:name="ce29" style:family="table-cell" style:parent-style-name="Default" style:data-style-name="N123">
      <style:table-cell-properties fo:background-color="#008000" style:vertical-align="middle"/>
      <style:text-properties style:font-name="Source Sans Pro"/>
    </style:style>
    <style:style style:name="ce30" style:family="table-cell" style:parent-style-name="Default" style:data-style-name="N123">
      <style:table-cell-properties style:vertical-align="middle"/>
      <style:text-properties style:font-name="Source Sans Pro"/>
    </style:style>
    <style:style style:name="ce31" style:family="table-cell" style:parent-style-name="Default" style:data-style-name="N123">
      <style:table-cell-properties fo:background-color="#ffff00" style:vertical-align="middle"/>
      <style:text-properties style:font-name="Source Sans Pro"/>
    </style:style>
    <style:style style:name="ce32" style:family="table-cell" style:parent-style-name="Default" style:data-style-name="N123">
      <style:table-cell-properties style:vertical-align="middle"/>
      <style:text-properties fo:color="#a9a9a9" style:font-name="Source Sans Pro"/>
    </style:style>
    <style:style style:name="ce33" style:family="table-cell" style:parent-style-name="Default" style:data-style-name="N100">
      <style:text-properties style:font-name="Source Sans Pro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ource Sans Pro"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adff2f" fo:wrap-option="wrap" style:vertical-align="middle"/>
      <style:text-properties style:use-window-font-color="true" style:text-outline="false" style:text-line-through-style="none" style:text-line-through-type="none" style:font-name="Source Sans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ackground-color="#008000" fo:wrap-option="wrap" style:vertical-align="middle"/>
      <style:text-properties style:use-window-font-color="true" style:text-outline="false" style:text-line-through-style="none" style:text-line-through-type="none" style:font-name="Source Sans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ackground-color="#008000" style:vertical-align="middle"/>
      <style:text-properties style:font-name="Source Sans Pro" fo:font-size="8pt" style:font-size-asian="8pt" style:font-size-complex="8pt"/>
    </style:style>
    <style:style style:name="ce38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font-name="Source Sans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wrap-option="wrap" style:vertical-align="middle"/>
      <style:text-properties style:font-name="Source Sans Pro"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ffff00" fo:wrap-option="wrap" style:vertical-align="middle"/>
      <style:text-properties style:font-name="Source Sans Pro" fo:font-size="8pt" style:font-size-asian="8pt" style:font-size-complex="8pt"/>
    </style:style>
    <style:style style:name="ce41" style:family="table-cell" style:parent-style-name="Default" style:data-style-name="N100">
      <style:table-cell-properties style:vertical-align="middle"/>
      <style:text-properties style:font-name="Source Sans Pro" fo:font-size="8pt" style:font-size-asian="8pt" style:font-size-complex="8pt"/>
    </style:style>
    <style:style style:name="ce42" style:family="table-cell" style:parent-style-name="Default" style:data-style-name="N100">
      <style:table-cell-properties fo:wrap-option="wrap" style:vertical-align="middle"/>
      <style:text-properties fo:color="#a9a9a9" style:text-outline="false" style:text-line-through-style="none" style:text-line-through-type="none" style:font-name="Source Sans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Source Sans Pro" fo:font-weight="bold" style:font-weight-asian="bold" style:font-weight-complex="bold"/>
    </style:style>
    <style:style style:name="ce44" style:family="table-cell" style:parent-style-name="Default">
      <style:table-cell-properties fo:background-color="#adff2f" fo:wrap-option="wrap" style:vertical-align="middle"/>
      <style:text-properties style:use-window-font-color="true" style:text-outline="false" style:text-line-through-style="none" style:text-line-through-type="none" style:font-name="Source Sans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8000" fo:wrap-option="wrap" style:vertical-align="middle"/>
      <style:text-properties style:use-window-font-color="true" style:text-outline="false" style:text-line-through-style="none" style:text-line-through-type="none" style:font-name="Source Sans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Source Sans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middle"/>
      <style:text-properties fo:color="#a9a9a9" style:text-outline="false" style:text-line-through-style="none" style:text-line-through-type="none" style:font-name="Source Sans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dff2f"/>
      <style:text-properties style:font-name="Source Sans Pro"/>
    </style:style>
    <style:style style:name="ce49" style:family="table-cell" style:parent-style-name="Default">
      <style:table-cell-properties fo:background-color="#008000"/>
      <style:text-properties style:font-name="Source Sans Pro"/>
    </style:style>
    <style:style style:name="ce50" style:family="table-cell" style:parent-style-name="Default">
      <style:table-cell-properties fo:background-color="#ffff00"/>
      <style:text-properties style:font-name="Source Sans Pro"/>
    </style:style>
    <style:style style:name="ce51" style:family="table-cell" style:parent-style-name="Default">
      <style:text-properties fo:color="#a9a9a9" style:font-name="Source Sans Pr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33"/>
        <table:table-column table:style-name="co6" table:default-cell-style-name="ce10"/>
        <table:table-column table:style-name="co7" table:default-cell-style-name="ce10"/>
        <table:table-column table:style-name="co3" table:number-columns-repeated="1016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Trans Resveratrol Prices (bulk)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mount (grams)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Discount Avail</text:p>
          </table:table-cell>
          <table:table-cell table:style-name="ce2" office:value-type="string" calcext:value-type="string">
            <text:p>Price/gram</text:p>
          </table:table-cell>
          <table:table-cell table:style-name="ce34" office:value-type="string" calcext:value-type="string">
            <text:p>URL</text:p>
          </table:table-cell>
          <table:table-cell table:style-name="ce43" office:value-type="string" calcext:value-type="string">
            <text:p>Discount Code</text:p>
          </table:table-cell>
          <table:table-cell table:style-name="ce43" office:value-type="string" calcext:value-type="string">
            <text:p>Comments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Bulk Supplements</text:p>
          </table:table-cell>
          <table:table-cell table:style-name="ce11" office:value-type="currency" office:currency="g" office:value="25" calcext:value-type="currency">
            <text:p>25g</text:p>
          </table:table-cell>
          <table:table-cell table:style-name="ce17" office:value-type="currency" office:currency="USD" office:value="36.68" calcext:value-type="currency">
            <text:p>$36.68</text:p>
          </table:table-cell>
          <table:table-cell table:style-name="ce24"/>
          <table:table-cell table:style-name="ce28" table:formula="of:=([.C3] - ([.C3] * [.D3]))/[.B3]" office:value-type="currency" office:currency=" / g" office:value="1.4672" calcext:value-type="currency">
            <text:p>$1.47 / g</text:p>
          </table:table-cell>
          <table:table-cell table:style-name="ce35" office:value-type="string" calcext:value-type="string">
            <text:p><text:a xlink:href="https://www.amazon.com/stores/page/1247800B-1BAB-4FF4-ACC1-FD6F21B329C4" xlink:type="simple">https://www.amazon.com/stores/page/1247800B-1BAB-4FF4-ACC1-FD6F21B329C4</text:a></text:p>
          </table:table-cell>
          <table:table-cell table:style-name="ce44"/>
          <table:table-cell table:style-name="ce3"/>
          <table:table-cell table:style-name="ce48" table:number-columns-repeated="1016"/>
        </table:table-row>
        <table:table-row table:style-name="ro3">
          <table:table-cell table:style-name="ce3" office:value-type="string" calcext:value-type="string">
            <text:p>Bulk Supplements</text:p>
          </table:table-cell>
          <table:table-cell table:style-name="ce11" office:value-type="currency" office:currency="g" office:value="50" calcext:value-type="currency">
            <text:p>50g</text:p>
          </table:table-cell>
          <table:table-cell table:style-name="ce17" office:value-type="currency" office:currency="USD" office:value="53.6" calcext:value-type="currency">
            <text:p>$53.60</text:p>
          </table:table-cell>
          <table:table-cell table:style-name="ce24"/>
          <table:table-cell table:style-name="ce28" table:formula="of:=([.C4] - ([.C4] * [.D4]))/[.B4]" office:value-type="currency" office:currency=" / g" office:value="1.072" calcext:value-type="currency">
            <text:p>$1.07 / g</text:p>
          </table:table-cell>
          <table:table-cell table:style-name="ce35" office:value-type="string" calcext:value-type="string">
            <text:p><text:a xlink:href="https://www.amazon.com/stores/page/1247800B-1BAB-4FF4-ACC1-FD6F21B329C4" xlink:type="simple">https://www.amazon.com/stores/page/1247800B-1BAB-4FF4-ACC1-FD6F21B329C4</text:a></text:p>
          </table:table-cell>
          <table:table-cell table:style-name="ce44"/>
          <table:table-cell table:style-name="ce3"/>
          <table:table-cell table:style-name="ce48" table:number-columns-repeated="1016"/>
        </table:table-row>
        <table:table-row table:style-name="ro3">
          <table:table-cell table:style-name="ce3" office:value-type="string" calcext:value-type="string">
            <text:p>Bulk Supplements</text:p>
          </table:table-cell>
          <table:table-cell table:style-name="ce11" office:value-type="currency" office:currency="g" office:value="1000" calcext:value-type="currency">
            <text:p>1000g</text:p>
          </table:table-cell>
          <table:table-cell table:style-name="ce17" office:value-type="currency" office:currency="USD" office:value="570.68" calcext:value-type="currency">
            <text:p>$570.68</text:p>
          </table:table-cell>
          <table:table-cell table:style-name="ce24"/>
          <table:table-cell table:style-name="ce28" table:formula="of:=([.C5] - ([.C5] * [.D5]))/[.B5]" office:value-type="currency" office:currency=" / g" office:value="0.57068" calcext:value-type="currency">
            <text:p>$.57 / g</text:p>
          </table:table-cell>
          <table:table-cell table:style-name="ce35" office:value-type="string" calcext:value-type="string">
            <text:p><text:a xlink:href="https://www.amazon.com/stores/page/1247800B-1BAB-4FF4-ACC1-FD6F21B329C4" xlink:type="simple">https://www.amazon.com/stores/page/1247800B-1BAB-4FF4-ACC1-FD6F21B329C4</text:a></text:p>
          </table:table-cell>
          <table:table-cell table:style-name="ce44"/>
          <table:table-cell table:style-name="ce3"/>
          <table:table-cell table:style-name="ce48" table:number-columns-repeated="1016"/>
        </table:table-row>
        <table:table-row table:style-name="ro3">
          <table:table-cell table:style-name="ce4" office:value-type="string" calcext:value-type="string">
            <text:p>MegaResveratrol</text:p>
          </table:table-cell>
          <table:table-cell table:style-name="ce12" office:value-type="currency" office:currency="g" office:value="60" calcext:value-type="currency">
            <text:p>60g</text:p>
          </table:table-cell>
          <table:table-cell table:style-name="ce18" office:value-type="currency" office:currency="USD" office:value="75" calcext:value-type="currency">
            <text:p>$75.00</text:p>
          </table:table-cell>
          <table:table-cell table:style-name="ce25" office:value-type="percentage" office:value="0.1" calcext:value-type="percentage">
            <text:p>10%</text:p>
          </table:table-cell>
          <table:table-cell table:style-name="ce29" table:formula="of:=([.C6] - ([.C6] * [.D6]))/[.B6]" office:value-type="currency" office:currency=" / g" office:value="1.125" calcext:value-type="currency">
            <text:p>$1.13 / g</text:p>
          </table:table-cell>
          <table:table-cell table:style-name="ce36" office:value-type="string" calcext:value-type="string">
            <text:p><text:a xlink:href="https://megaresveratrol.net/product/mega-resveratrol-99-trans-resveratrol-powder/" xlink:type="simple">https://megaresveratrol.net/product/mega-resveratrol-99-trans-resveratrol-powder/</text:a></text:p>
          </table:table-cell>
          <table:table-cell table:style-name="ce45" office:value-type="string" calcext:value-type="string">
            <text:p>RESV10 </text:p>
          </table:table-cell>
          <table:table-cell table:style-name="ce4"/>
          <table:table-cell table:style-name="ce49" table:number-columns-repeated="1016"/>
        </table:table-row>
        <table:table-row table:style-name="ro3">
          <table:table-cell table:style-name="ce4" office:value-type="string" calcext:value-type="string">
            <text:p>MegaResveratrol</text:p>
          </table:table-cell>
          <table:table-cell table:style-name="ce12" office:value-type="currency" office:currency="g" office:value="120" calcext:value-type="currency">
            <text:p>120g</text:p>
          </table:table-cell>
          <table:table-cell table:style-name="ce18" office:value-type="currency" office:currency="USD" office:value="146" calcext:value-type="currency">
            <text:p>$146.00</text:p>
          </table:table-cell>
          <table:table-cell table:style-name="ce25" office:value-type="percentage" office:value="0.1" calcext:value-type="percentage">
            <text:p>10%</text:p>
          </table:table-cell>
          <table:table-cell table:style-name="ce29" table:formula="of:=([.C7] - ([.C7] * [.D7]))/[.B7]" office:value-type="currency" office:currency=" / g" office:value="1.095" calcext:value-type="currency">
            <text:p>$1.1 / g</text:p>
          </table:table-cell>
          <table:table-cell table:style-name="ce37" office:value-type="string" calcext:value-type="string">
            <text:p><text:a xlink:href="https://megaresveratrol.net/product/mega-resveratrol-99-trans-resveratrol-powder/" xlink:type="simple">https://megaresveratrol.net/product/mega-resveratrol-99-trans-resveratrol-powder/</text:a></text:p>
          </table:table-cell>
          <table:table-cell table:style-name="ce45" office:value-type="string" calcext:value-type="string">
            <text:p>RESV10 </text:p>
          </table:table-cell>
          <table:table-cell table:style-name="ce4"/>
          <table:table-cell table:style-name="ce49" table:number-columns-repeated="1016"/>
        </table:table-row>
        <table:table-row table:style-name="ro3">
          <table:table-cell table:style-name="ce4" office:value-type="string" calcext:value-type="string">
            <text:p>MegaResveratrol</text:p>
          </table:table-cell>
          <table:table-cell table:style-name="ce12" office:value-type="currency" office:currency="g" office:value="180" calcext:value-type="currency">
            <text:p>180g</text:p>
          </table:table-cell>
          <table:table-cell table:style-name="ce18" office:value-type="currency" office:currency="USD" office:value="213" calcext:value-type="currency">
            <text:p>$213.00</text:p>
          </table:table-cell>
          <table:table-cell table:style-name="ce25" office:value-type="percentage" office:value="0.1" calcext:value-type="percentage">
            <text:p>10%</text:p>
          </table:table-cell>
          <table:table-cell table:style-name="ce29" table:formula="of:=([.C8] - ([.C8] * [.D8]))/[.B8]" office:value-type="currency" office:currency=" / g" office:value="1.065" calcext:value-type="currency">
            <text:p>$1.07 / g</text:p>
          </table:table-cell>
          <table:table-cell table:style-name="ce37" office:value-type="string" calcext:value-type="string">
            <text:p><text:a xlink:href="https://megaresveratrol.net/product/mega-resveratrol-99-trans-resveratrol-powder/" xlink:type="simple">https://megaresveratrol.net/product/mega-resveratrol-99-trans-resveratrol-powder/</text:a></text:p>
          </table:table-cell>
          <table:table-cell table:style-name="ce45" office:value-type="string" calcext:value-type="string">
            <text:p>RESV10 </text:p>
          </table:table-cell>
          <table:table-cell table:style-name="ce4"/>
          <table:table-cell table:style-name="ce49" table:number-columns-repeated="1016"/>
        </table:table-row>
        <table:table-row table:style-name="ro3">
          <table:table-cell table:style-name="ce5" office:value-type="string" calcext:value-type="string">
            <text:p>Plant Pills (Ebay)</text:p>
          </table:table-cell>
          <table:table-cell table:style-name="ce13" office:value-type="currency" office:currency="g" office:value="100" calcext:value-type="currency">
            <text:p>100g</text:p>
          </table:table-cell>
          <table:table-cell table:style-name="ce19" office:value-type="currency" office:currency="USD" office:value="110.22" calcext:value-type="currency">
            <text:p>$110.22</text:p>
          </table:table-cell>
          <table:table-cell table:style-name="ce26"/>
          <table:table-cell table:style-name="ce30" table:formula="of:=([.C9] - ([.C9] * [.D9]))/[.B9]" office:value-type="currency" office:currency=" / g" office:value="1.1022" calcext:value-type="currency">
            <text:p>$1.1 / g</text:p>
          </table:table-cell>
          <table:table-cell table:style-name="ce38" office:value-type="string" calcext:value-type="string">
            <text:p><text:a xlink:href="https://www.ebay.com/itm/PlantPills-Micronized-Trans-Resveratrol-Powder-99-Pure-CAS-501-36-0-UK-bulk/143218921766" xlink:type="simple">https://www.ebay.com/itm/PlantPills-Micronized-Trans-Resveratrol-Powder-99-Pure-CAS-501-36-0-UK-bulk/143218921766</text:a>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WonderLand Herbs – Yundao Production (Amazon)</text:p>
          </table:table-cell>
          <table:table-cell table:style-name="ce13" office:value-type="currency" office:currency="g" office:value="100" calcext:value-type="currency">
            <text:p>100g</text:p>
          </table:table-cell>
          <table:table-cell table:style-name="ce19" office:value-type="currency" office:currency="USD" office:value="75" calcext:value-type="currency">
            <text:p>$75.00</text:p>
          </table:table-cell>
          <table:table-cell table:style-name="ce26"/>
          <table:table-cell table:style-name="ce30" table:formula="of:=([.C10] - ([.C10] * [.D10]))/[.B10]" office:value-type="currency" office:currency=" / g" office:value="0.75" calcext:value-type="currency">
            <text:p>$.75 / g</text:p>
          </table:table-cell>
          <table:table-cell table:style-name="ce38" office:value-type="string" calcext:value-type="string">
            <text:p><text:a xlink:href="https://www.amazon.com/Shipping-Supply-Extract-Resveratrol-QUALITY/dp/B00GY9CDC4" xlink:type="simple">https://www.amazon.com/Shipping-Supply-Extract-Resveratrol-QUALITY/dp/B00GY9CDC4</text:a></text:p>
          </table:table-cell>
          <table:table-cell table:style-name="ce5"/>
          <table:table-cell table:style-name="ce5" office:value-type="string" calcext:value-type="string">
            <text:p>Check out this seller for interesting Chinese supplements - <text:a xlink:href="https://www.amazon.com/s?k=YUNDAO+PRODUCTION&amp;ref=bl_dp_s_web_0" xlink:type="simple">https://www.amazon.com/s?k=YUNDAO+PRODUCTION&amp;ref=bl_dp_s_web_0</text:a>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WonderLand Herbs – Yundao Production (Amazon)</text:p>
          </table:table-cell>
          <table:table-cell table:style-name="ce13" office:value-type="currency" office:currency="g" office:value="200" calcext:value-type="currency">
            <text:p>200g</text:p>
          </table:table-cell>
          <table:table-cell table:style-name="ce19" office:value-type="currency" office:currency="USD" office:value="140" calcext:value-type="currency">
            <text:p>$140.00</text:p>
          </table:table-cell>
          <table:table-cell table:style-name="ce26"/>
          <table:table-cell table:style-name="ce30" table:formula="of:=([.C11] - ([.C11] * [.D11]))/[.B11]" office:value-type="currency" office:currency=" / g" office:value="0.7" calcext:value-type="currency">
            <text:p>$.7 / g</text:p>
          </table:table-cell>
          <table:table-cell table:style-name="ce38" office:value-type="string" calcext:value-type="string">
            <text:p><text:a xlink:href="https://www.amazon.com/Shipping-Supply-Extract-Resveratrol-QUALITY/dp/B00GY9CDC4" xlink:type="simple">https://www.amazon.com/Shipping-Supply-Extract-Resveratrol-QUALITY/dp/B00GY9CDC4</text:a>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WonderLand Herbs – Yundao Production (Amazon)</text:p>
          </table:table-cell>
          <table:table-cell table:style-name="ce13" office:value-type="currency" office:currency="g" office:value="500" calcext:value-type="currency">
            <text:p>500g</text:p>
          </table:table-cell>
          <table:table-cell table:style-name="ce19" office:value-type="currency" office:currency="USD" office:value="275" calcext:value-type="currency">
            <text:p>$275.00</text:p>
          </table:table-cell>
          <table:table-cell table:style-name="ce26"/>
          <table:table-cell table:style-name="ce30" table:formula="of:=([.C12] - ([.C12] * [.D12]))/[.B12]" office:value-type="currency" office:currency=" / g" office:value="0.55" calcext:value-type="currency">
            <text:p>$.55 / g</text:p>
          </table:table-cell>
          <table:table-cell table:style-name="ce38" office:value-type="string" calcext:value-type="string">
            <text:p><text:a xlink:href="https://www.amazon.com/Shipping-Supply-Extract-Resveratrol-QUALITY/dp/B00GY9CDC4" xlink:type="simple">https://www.amazon.com/Shipping-Supply-Extract-Resveratrol-QUALITY/dp/B00GY9CDC4</text:a>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WonderLand Herbs – Yundao Production (Amazon)</text:p>
          </table:table-cell>
          <table:table-cell table:style-name="ce13" office:value-type="currency" office:currency="g" office:value="1000" calcext:value-type="currency">
            <text:p>1000g</text:p>
          </table:table-cell>
          <table:table-cell table:style-name="ce19" office:value-type="currency" office:currency="USD" office:value="539" calcext:value-type="currency">
            <text:p>$539.00</text:p>
          </table:table-cell>
          <table:table-cell table:style-name="ce26"/>
          <table:table-cell table:style-name="ce30" table:formula="of:=([.C13] - ([.C13] * [.D13]))/[.B13]" office:value-type="currency" office:currency=" / g" office:value="0.539" calcext:value-type="currency">
            <text:p>$.54 / g</text:p>
          </table:table-cell>
          <table:table-cell table:style-name="ce38" office:value-type="string" calcext:value-type="string">
            <text:p><text:a xlink:href="https://www.amazon.com/Shipping-Supply-Extract-Resveratrol-QUALITY/dp/B00GY9CDC4" xlink:type="simple">https://www.amazon.com/Shipping-Supply-Extract-Resveratrol-QUALITY/dp/B00GY9CDC4</text:a>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Genex (Amazon)</text:p>
          </table:table-cell>
          <table:table-cell table:style-name="ce13" office:value-type="currency" office:currency="g" office:value="30" calcext:value-type="currency">
            <text:p>30g</text:p>
          </table:table-cell>
          <table:table-cell table:style-name="ce20" office:value-type="float" office:value="59.87" calcext:value-type="float">
            <text:p>59.87</text:p>
          </table:table-cell>
          <table:table-cell table:style-name="ce26"/>
          <table:table-cell table:style-name="ce30" table:formula="of:=([.C14] - ([.C14] * [.D14]))/[.B14]" office:value-type="currency" office:currency=" / g" office:value="1.99566666666667" calcext:value-type="currency">
            <text:p>$2 / g</text:p>
          </table:table-cell>
          <table:table-cell table:style-name="ce38" office:value-type="string" calcext:value-type="string">
            <text:p><text:a xlink:href="https://www.amazon.com/Genex-Resveratrol-Micronized-Pharmaceutical-Trans-Resveratrol/dp/B084ZVL82H" xlink:type="simple">https://www.amazon.com/Genex-Resveratrol-Micronized-Pharmaceutical-Trans-Resveratrol/dp/B084ZVL82H</text:a>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Micro Ingredients (Amazon)</text:p>
          </table:table-cell>
          <table:table-cell table:style-name="ce13" office:value-type="currency" office:currency="g" office:value="142" calcext:value-type="currency">
            <text:p>142g</text:p>
          </table:table-cell>
          <table:table-cell table:style-name="ce20" office:value-type="float" office:value="21.95" calcext:value-type="float">
            <text:p>21.95</text:p>
          </table:table-cell>
          <table:table-cell table:style-name="ce26"/>
          <table:table-cell table:style-name="ce30" table:formula="of:=([.C15] - ([.C15] * [.D15]))/[.B15]" office:value-type="currency" office:currency=" / g" office:value="0.154577464788732" calcext:value-type="currency">
            <text:p>$.15 / g</text:p>
          </table:table-cell>
          <table:table-cell table:style-name="ce38" office:value-type="string" calcext:value-type="string">
            <text:p><text:a xlink:href="https://www.amazon.com/gp/product/B0812F3JGG/" xlink:type="simple">https://www.amazon.com/gp/product/B0812F3JGG/</text:a></text:p>
          </table:table-cell>
          <table:table-cell table:style-name="ce5"/>
          <table:table-cell table:style-name="ce5" office:value-type="string" calcext:value-type="string">
            <text:p>Very sketchy – no ratios for resv / vitamin E on package – don’t buy!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Genex (Amazon)</text:p>
          </table:table-cell>
          <table:table-cell table:style-name="ce13" office:value-type="currency" office:currency="g" office:value="21" calcext:value-type="currency">
            <text:p>21g</text:p>
          </table:table-cell>
          <table:table-cell table:style-name="ce20" office:value-type="float" office:value="15.44" calcext:value-type="float">
            <text:p>15.44</text:p>
          </table:table-cell>
          <table:table-cell table:style-name="ce26"/>
          <table:table-cell table:style-name="ce30" table:formula="of:=([.C16] - ([.C16] * [.D16]))/[.B16]" office:value-type="currency" office:currency=" / g" office:value="0.735238095238095" calcext:value-type="currency">
            <text:p>$.74 / g</text:p>
          </table:table-cell>
          <table:table-cell table:style-name="ce38" office:value-type="string" calcext:value-type="string">
            <text:p><text:a xlink:href="https://www.amazon.com/Hormesis®-Micronized-Resveratrol-Patented-BioPerine®/dp/B089H1KDCS" xlink:type="simple">https://www.amazon.com/Hormesis%C2%AE-Micronized-Resveratrol-Patented-BioPerine%C2%AE/dp/B089H1KDCS</text:a></text:p>
          </table:table-cell>
          <table:table-cell table:style-name="ce5"/>
          <table:table-cell table:style-name="ce5" office:value-type="string" calcext:value-type="string">
            <text:p>70 Capsules of Micronized Trans Resveratrol, each containing <text:s/>300mg with 10mg Patented BioPerine® and 10mg MCT Oil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Heiltropfen</text:p>
          </table:table-cell>
          <table:table-cell table:style-name="ce14" office:value-type="currency" office:currency="g" office:value="25" calcext:value-type="currency">
            <text:p>25g</text:p>
          </table:table-cell>
          <table:table-cell table:style-name="ce19" office:value-type="currency" office:currency="USD" office:value="6.56" calcext:value-type="currency">
            <text:p>$6.56</text:p>
          </table:table-cell>
          <table:table-cell table:style-name="ce5"/>
          <table:table-cell table:style-name="ce30" table:formula="of:=([.C17] - ([.C17] * [.D17]))/[.B17]" office:value-type="currency" office:currency=" / g" office:value="0.2624" calcext:value-type="currency">
            <text:p>$.26 / g</text:p>
          </table:table-cell>
          <table:table-cell table:style-name="ce39" office:value-type="string" calcext:value-type="string">
            <text:p><text:a xlink:href="https://www.amazon.com/dp/B07WWP2DVG/" xlink:type="simple">https://www.amazon.com/dp/B07WWP2DVG/</text:a></text:p>
          </table:table-cell>
          <table:table-cell table:style-name="ce5"/>
          <table:table-cell table:style-name="ce5" office:value-type="string" calcext:value-type="string">
            <text:p>50g at 50% transresveratrol = 25g transresveratrol – Looks like it could be fraudulent. Hard to tell. 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Cur Ease – Resveratrol complex</text:p>
          </table:table-cell>
          <table:table-cell table:style-name="ce14" office:value-type="currency" office:currency="g" office:value="10.5" calcext:value-type="currency">
            <text:p>10.5g</text:p>
          </table:table-cell>
          <table:table-cell table:style-name="ce19" office:value-type="currency" office:currency="USD" office:value="14.99" calcext:value-type="currency">
            <text:p>$14.99</text:p>
          </table:table-cell>
          <table:table-cell table:style-name="ce5"/>
          <table:table-cell table:style-name="ce30" table:formula="of:=([.C18] - ([.C18] * [.D18]))/[.B18]" office:value-type="currency" office:currency=" / g" office:value="1.42761904761905" calcext:value-type="currency">
            <text:p>$1.43 / g</text:p>
          </table:table-cell>
          <table:table-cell table:style-name="ce39" office:value-type="string" calcext:value-type="string">
            <text:p><text:a xlink:href="https://www.amazon.com/dp/B00M0DIXLI/" xlink:type="simple">https://www.amazon.com/dp/B00M0DIXLI/</text:a></text:p>
          </table:table-cell>
          <table:table-cell table:style-name="ce5"/>
          <table:table-cell table:style-name="ce5" office:value-type="string" calcext:value-type="string">
            <text:p>30g <text:s/>Resveratrol (70% Polygonum cuspidatum, 30% Grape Skin), 30g <text:s/>Acai Berry Powder – at best probably 21g Resveratrol with only 50% (10.5g) <text:s/>being transresveratrol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Cur Ease – 100% Transresveratrol</text:p>
          </table:table-cell>
          <table:table-cell table:style-name="ce15" office:value-type="currency" office:currency="g" office:value="60" calcext:value-type="currency">
            <text:p>60g</text:p>
          </table:table-cell>
          <table:table-cell table:style-name="ce21" office:value-type="currency" office:currency="USD" office:value="36.99" calcext:value-type="currency">
            <text:p>$36.99</text:p>
          </table:table-cell>
          <table:table-cell table:style-name="ce6"/>
          <table:table-cell table:style-name="ce31" table:formula="of:=([.C19] - ([.C19] * [.D19]))/[.B19]" office:value-type="currency" office:currency=" / g" office:value="0.6165" calcext:value-type="currency">
            <text:p>$.62 / g</text:p>
          </table:table-cell>
          <table:table-cell table:style-name="ce40" office:value-type="string" calcext:value-type="string">
            <text:p><text:a xlink:href="https://www.curease.com/product-page/100-tran-resveratrol-powder" xlink:type="simple">https://www.curease.com/product-page/100-tran-resveratrol-powder</text:a></text:p>
          </table:table-cell>
          <table:table-cell table:style-name="ce6"/>
          <table:table-cell table:style-name="ce6" office:value-type="string" calcext:value-type="string">
            <text:p>100% pure transresveratrol powder – also avail on Amazon for slightly higher price</text:p>
          </table:table-cell>
          <table:table-cell table:style-name="ce50" table:number-columns-repeated="1016"/>
        </table:table-row>
        <table:table-row table:style-name="ro3">
          <table:table-cell table:style-name="ce6" office:value-type="string" calcext:value-type="string">
            <text:p>Cur Ease – 100% Transresveratrol</text:p>
          </table:table-cell>
          <table:table-cell table:style-name="ce15" office:value-type="currency" office:currency="g" office:value="120" calcext:value-type="currency">
            <text:p>120g</text:p>
          </table:table-cell>
          <table:table-cell table:style-name="ce21" office:value-type="currency" office:currency="USD" office:value="66" calcext:value-type="currency">
            <text:p>$66.00</text:p>
          </table:table-cell>
          <table:table-cell table:style-name="ce6"/>
          <table:table-cell table:style-name="ce31" table:formula="of:=([.C20] - ([.C20] * [.D20]))/[.B20]" office:value-type="currency" office:currency=" / g" office:value="0.55" calcext:value-type="currency">
            <text:p>$.55 / g</text:p>
          </table:table-cell>
          <table:table-cell table:style-name="ce40" office:value-type="string" calcext:value-type="string">
            <text:p><text:a xlink:href="https://www.curease.com/product-page/100-tran-resveratrol-powder" xlink:type="simple">https://www.curease.com/product-page/100-tran-resveratrol-powder</text:a></text:p>
          </table:table-cell>
          <table:table-cell table:style-name="ce6"/>
          <table:table-cell table:style-name="ce6" office:value-type="string" calcext:value-type="string">
            <text:p>100% pure transresveratrol powder – also avail on Amazon for slightly higher price</text:p>
          </table:table-cell>
          <table:table-cell table:style-name="ce50" table:number-columns-repeated="1016"/>
        </table:table-row>
        <table:table-row table:style-name="ro3">
          <table:table-cell table:style-name="ce6" office:value-type="string" calcext:value-type="string">
            <text:p>Cur Ease – 100% Transresveratrol</text:p>
          </table:table-cell>
          <table:table-cell table:style-name="ce15" office:value-type="currency" office:currency="g" office:value="240" calcext:value-type="currency">
            <text:p>240g</text:p>
          </table:table-cell>
          <table:table-cell table:style-name="ce21" office:value-type="currency" office:currency="USD" office:value="120" calcext:value-type="currency">
            <text:p>$120.00</text:p>
          </table:table-cell>
          <table:table-cell table:style-name="ce6"/>
          <table:table-cell table:style-name="ce31" table:formula="of:=([.C21] - ([.C21] * [.D21]))/[.B21]" office:value-type="currency" office:currency=" / g" office:value="0.5" calcext:value-type="currency">
            <text:p>$.5 / g</text:p>
          </table:table-cell>
          <table:table-cell table:style-name="ce40" office:value-type="string" calcext:value-type="string">
            <text:p><text:a xlink:href="https://www.curease.com/product-page/100-tran-resveratrol-powder" xlink:type="simple">https://www.curease.com/product-page/100-tran-resveratrol-powder</text:a></text:p>
          </table:table-cell>
          <table:table-cell table:style-name="ce6"/>
          <table:table-cell table:style-name="ce6" office:value-type="string" calcext:value-type="string">
            <text:p>100% pure transresveratrol powder – also avail on Amazon for slightly higher price</text:p>
          </table:table-cell>
          <table:table-cell table:style-name="ce50" table:number-columns-repeated="1016"/>
        </table:table-row>
        <table:table-row table:style-name="ro3">
          <table:table-cell table:style-name="ce6" office:value-type="string" calcext:value-type="string">
            <text:p>Cur Ease – 100% Transresveratrol</text:p>
          </table:table-cell>
          <table:table-cell table:style-name="ce15" office:value-type="currency" office:currency="g" office:value="1000" calcext:value-type="currency">
            <text:p>1000g</text:p>
          </table:table-cell>
          <table:table-cell table:style-name="ce21" office:value-type="currency" office:currency="USD" office:value="431.99" calcext:value-type="currency">
            <text:p>$431.99</text:p>
          </table:table-cell>
          <table:table-cell table:style-name="ce6"/>
          <table:table-cell table:style-name="ce31" table:formula="of:=([.C22] - ([.C22] * [.D22]))/[.B22]" office:value-type="currency" office:currency=" / g" office:value="0.43199" calcext:value-type="currency">
            <text:p>$.43 / g</text:p>
          </table:table-cell>
          <table:table-cell table:style-name="ce40" office:value-type="string" calcext:value-type="string">
            <text:p><text:a xlink:href="https://www.curease.com/product-page/100-tran-resveratrol-powder" xlink:type="simple">https://www.curease.com/product-page/100-tran-resveratrol-powder</text:a></text:p>
          </table:table-cell>
          <table:table-cell table:style-name="ce6"/>
          <table:table-cell table:style-name="ce6" office:value-type="string" calcext:value-type="string">
            <text:p>100% pure transresveratrol powder – also avail on Amazon for slightly higher price</text:p>
          </table:table-cell>
          <table:table-cell table:style-name="ce50" table:number-columns-repeated="1016"/>
        </table:table-row>
        <table:table-row table:style-name="ro3" table:number-rows-repeated="3">
          <table:table-cell table:style-name="ce5" table:number-columns-repeated="5"/>
          <table:table-cell table:style-name="ce41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6" table:number-rows-spanned="1">
            <text:p>Trans Resveratrol Prices (Pills)</text:p>
          </table:table-cell>
          <table:covered-table-cell table:number-columns-repeated="4" table:style-name="ce5"/>
          <table:covered-table-cell table:style-name="ce41"/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Hormesis (Amazon)</text:p>
          </table:table-cell>
          <table:table-cell table:style-name="ce13" office:value-type="currency" office:currency="g" office:value="21" calcext:value-type="currency">
            <text:p>21g</text:p>
          </table:table-cell>
          <table:table-cell table:style-name="ce22" office:value-type="currency" office:currency="USD" office:value="15.44" calcext:value-type="currency">
            <text:p>$15.44</text:p>
          </table:table-cell>
          <table:table-cell table:style-name="ce26"/>
          <table:table-cell table:style-name="ce30" table:formula="of:=([.C27] - ([.C27] * [.D27]))/[.B27]" office:value-type="currency" office:currency=" / g" office:value="0.735238095238095" calcext:value-type="currency">
            <text:p>$.74 / g</text:p>
          </table:table-cell>
          <table:table-cell table:style-name="ce38" office:value-type="string" calcext:value-type="string">
            <text:p><text:a xlink:href="https://www.amazon.com/Hormesis®-Micronized-Resveratrol-Patented-BioPerine®/dp/B089H1KDCS" xlink:type="simple">https://www.amazon.com/Hormesis%C2%AE-Micronized-Resveratrol-Patented-BioPerine%C2%AE/dp/B089H1KDCS</text:a></text:p>
          </table:table-cell>
          <table:table-cell table:style-name="ce5"/>
          <table:table-cell table:style-name="ce5" office:value-type="string" calcext:value-type="string">
            <text:p>Micronized Trans Resveratrol 600mg with Patented BioPerine® and MCT Oil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Toniq</text:p>
          </table:table-cell>
          <table:table-cell table:style-name="ce13" office:value-type="currency" office:currency="g" office:value="18" calcext:value-type="currency">
            <text:p>18g</text:p>
          </table:table-cell>
          <table:table-cell table:style-name="ce22" office:value-type="currency" office:currency="USD" office:value="19.97" calcext:value-type="currency">
            <text:p>$19.97</text:p>
          </table:table-cell>
          <table:table-cell table:style-name="ce26"/>
          <table:table-cell table:style-name="ce30" table:formula="of:=([.C28] - ([.C28] * [.D28]))/[.B28]" office:value-type="currency" office:currency=" / g" office:value="1.10944444444444" calcext:value-type="currency">
            <text:p>$1.11 / g</text:p>
          </table:table-cell>
          <table:table-cell table:style-name="ce38" office:value-type="string" calcext:value-type="string">
            <text:p><text:a xlink:href="https://www.amazon.com/Ultra-Purity-Resveratrol-Capsules-Trans-Resveratrol/dp/B07R634S5D" xlink:type="simple">https://www.amazon.com/Ultra-Purity-Resveratrol-Capsules-Trans-Resveratrol/dp/B07R634S5D</text:a></text:p>
          </table:table-cell>
          <table:table-cell table:style-name="ce5"/>
          <table:table-cell table:style-name="ce5" office:value-type="string" calcext:value-type="string">
            <text:p>Micronized Trans Resveratrol 600mg with Patented BioPerine® and MCT Oil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Revly (amazon brand)</text:p>
          </table:table-cell>
          <table:table-cell table:style-name="ce13" office:value-type="currency" office:currency="g" office:value="15" calcext:value-type="currency">
            <text:p>15g</text:p>
          </table:table-cell>
          <table:table-cell table:style-name="ce19" office:value-type="currency" office:currency="USD" office:value="19.5" calcext:value-type="currency">
            <text:p>$19.50</text:p>
          </table:table-cell>
          <table:table-cell table:style-name="ce5"/>
          <table:table-cell table:style-name="ce30" table:formula="of:=([.C29] - ([.C29] * [.D29]))/[.B29]" office:value-type="currency" office:currency=" / g" office:value="1.3" calcext:value-type="currency">
            <text:p>$1.3 / g</text:p>
          </table:table-cell>
          <table:table-cell table:style-name="ce39" office:value-type="string" calcext:value-type="string">
            <text:p><text:a xlink:href="https://www.amazon.com/dp/B07DQZSZGK" xlink:type="simple">https://www.amazon.com/dp/B07DQZSZGK</text:a></text:p>
          </table:table-cell>
          <table:table-cell table:style-name="ce5"/>
          <table:table-cell table:style-name="ce5" office:value-type="string" calcext:value-type="string">
            <text:p>Iffy – contains 50% trans resveratrol in 500mg capsule – 60 capsules = 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Juvita Resveratrol Supplement</text:p>
          </table:table-cell>
          <table:table-cell table:style-name="ce13" office:value-type="currency" office:currency="g" office:value="18" calcext:value-type="currency">
            <text:p>18g</text:p>
          </table:table-cell>
          <table:table-cell table:style-name="ce19" office:value-type="currency" office:currency="USD" office:value="14.95" calcext:value-type="currency">
            <text:p>$14.95</text:p>
          </table:table-cell>
          <table:table-cell table:style-name="ce5"/>
          <table:table-cell table:style-name="ce30" table:formula="of:=([.C30] - ([.C30] * [.D30]))/[.B30]" office:value-type="currency" office:currency=" / g" office:value="0.830555555555555" calcext:value-type="currency">
            <text:p>$.83 / g</text:p>
          </table:table-cell>
          <table:table-cell table:style-name="ce39"/>
          <table:table-cell table:style-name="ce5"/>
          <table:table-cell table:style-name="ce5" office:value-type="string" calcext:value-type="string">
            <text:p>Iffy – contains 50% trans resveratrol in 600mg capsule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ture’s Craft</text:p>
          </table:table-cell>
          <table:table-cell table:style-name="ce13" office:value-type="currency" office:currency="g" office:value="18" calcext:value-type="currency">
            <text:p>18g</text:p>
          </table:table-cell>
          <table:table-cell table:style-name="ce19" office:value-type="currency" office:currency="USD" office:value="9.99" calcext:value-type="currency">
            <text:p>$9.99</text:p>
          </table:table-cell>
          <table:table-cell table:style-name="ce5"/>
          <table:table-cell table:style-name="ce30" table:formula="of:=([.C31] - ([.C31] * [.D31]))/[.B31]" office:value-type="currency" office:currency=" / g" office:value="0.555" calcext:value-type="currency">
            <text:p>$.56 / g</text:p>
          </table:table-cell>
          <table:table-cell table:style-name="ce39" office:value-type="string" calcext:value-type="string">
            <text:p><text:a xlink:href="https://www.amazon.com/dp/B0854QHHQS/" xlink:type="simple">https://www.amazon.com/dp/B0854QHHQS/</text:a></text:p>
          </table:table-cell>
          <table:table-cell table:style-name="ce5"/>
          <table:table-cell table:style-name="ce5" office:value-type="string" calcext:value-type="string">
            <text:p>60 capsules 600mg each at 50% Trans Reveratrol. = 18g <text:s/>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utrabob</text:p>
          </table:table-cell>
          <table:table-cell table:style-name="ce13" office:value-type="currency" office:currency="g" office:value="18" calcext:value-type="currency">
            <text:p>18g</text:p>
          </table:table-cell>
          <table:table-cell table:style-name="ce19" office:value-type="currency" office:currency="USD" office:value="11.97" calcext:value-type="currency">
            <text:p>$11.97</text:p>
          </table:table-cell>
          <table:table-cell table:style-name="ce5"/>
          <table:table-cell table:style-name="ce30" table:formula="of:=([.C32] - ([.C32] * [.D32]))/[.B32]" office:value-type="currency" office:currency=" / g" office:value="0.665" calcext:value-type="currency">
            <text:p>$.67 / g</text:p>
          </table:table-cell>
          <table:table-cell table:style-name="ce39"/>
          <table:table-cell table:style-name="ce5"/>
          <table:table-cell table:style-name="ce5" office:value-type="string" calcext:value-type="string">
            <text:p>60 x 300mg - 99% Pure <text:s/>Trans-Resveratrol Extract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utricost Resveratrol</text:p>
          </table:table-cell>
          <table:table-cell table:style-name="ce14" office:value-type="currency" office:currency="g" office:value="30" calcext:value-type="currency">
            <text:p>30g</text:p>
          </table:table-cell>
          <table:table-cell table:style-name="ce19" office:value-type="currency" office:currency="USD" office:value="19.95" calcext:value-type="currency">
            <text:p>$19.95</text:p>
          </table:table-cell>
          <table:table-cell table:style-name="ce5"/>
          <table:table-cell table:style-name="ce30" table:formula="of:=([.C33] - ([.C33] * [.D33]))/[.B33]" office:value-type="currency" office:currency=" / g" office:value="0.665" calcext:value-type="currency">
            <text:p>$.67 / g</text:p>
          </table:table-cell>
          <table:table-cell table:style-name="ce39" office:value-type="string" calcext:value-type="string">
            <text:p><text:a xlink:href="https://www.amazon.com/dp/B01A9DX40K" xlink:type="simple">https://www.amazon.com/dp/B01A9DX40K</text:a></text:p>
          </table:table-cell>
          <table:table-cell table:style-name="ce5"/>
          <table:table-cell table:style-name="ce5" office:value-type="string" calcext:value-type="string">
            <text:p>120 capsules 500mg each <text:s/>– 50% Transresveratrol <text:s/>= 30g total transresveratrol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utricost Resveratrol</text:p>
          </table:table-cell>
          <table:table-cell table:style-name="ce14" office:value-type="currency" office:currency="g" office:value="60" calcext:value-type="currency">
            <text:p>60g</text:p>
          </table:table-cell>
          <table:table-cell table:style-name="ce19" office:value-type="currency" office:currency="USD" office:value="38.95" calcext:value-type="currency">
            <text:p>$38.95</text:p>
          </table:table-cell>
          <table:table-cell table:style-name="ce5"/>
          <table:table-cell table:style-name="ce30" table:formula="of:=([.C34] - ([.C34] * [.D34]))/[.B34]" office:value-type="currency" office:currency=" / g" office:value="0.649166666666667" calcext:value-type="currency">
            <text:p>$.65 / g</text:p>
          </table:table-cell>
          <table:table-cell table:style-name="ce39" office:value-type="string" calcext:value-type="string">
            <text:p><text:a xlink:href="https://www.amazon.com/dp/B01A9DX40K" xlink:type="simple">https://www.amazon.com/dp/B01A9DX40K</text:a></text:p>
          </table:table-cell>
          <table:table-cell table:style-name="ce5"/>
          <table:table-cell table:style-name="ce5" office:value-type="string" calcext:value-type="string">
            <text:p>120 capsules 500mg each <text:s/>– 50% Transresveratrol <text:s/>= 30g total transresveratrol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utricost Resveratrol</text:p>
          </table:table-cell>
          <table:table-cell table:style-name="ce14" office:value-type="currency" office:currency="g" office:value="90" calcext:value-type="currency">
            <text:p>90g</text:p>
          </table:table-cell>
          <table:table-cell table:style-name="ce19" office:value-type="currency" office:currency="USD" office:value="54.95" calcext:value-type="currency">
            <text:p>$54.95</text:p>
          </table:table-cell>
          <table:table-cell table:style-name="ce5"/>
          <table:table-cell table:style-name="ce30" table:formula="of:=([.C35] - ([.C35] * [.D35]))/[.B35]" office:value-type="currency" office:currency=" / g" office:value="0.610555555555556" calcext:value-type="currency">
            <text:p>$.61 / g</text:p>
          </table:table-cell>
          <table:table-cell table:style-name="ce39" office:value-type="string" calcext:value-type="string">
            <text:p><text:a xlink:href="https://www.amazon.com/dp/B01A9DX40K" xlink:type="simple">https://www.amazon.com/dp/B01A9DX40K</text:a></text:p>
          </table:table-cell>
          <table:table-cell table:style-name="ce5"/>
          <table:table-cell table:style-name="ce5" office:value-type="string" calcext:value-type="string">
            <text:p>120 capsules 500mg each <text:s/>– 50% Transresveratrol <text:s/>= 30g total transresveratrol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URELY beneficial</text:p>
          </table:table-cell>
          <table:table-cell table:style-name="ce14" office:value-type="currency" office:currency="g" office:value="27.225" calcext:value-type="currency">
            <text:p>27.2g</text:p>
          </table:table-cell>
          <table:table-cell table:style-name="ce19" office:value-type="currency" office:currency="USD" office:value="25.99" calcext:value-type="currency">
            <text:p>$25.99</text:p>
          </table:table-cell>
          <table:table-cell table:style-name="ce5"/>
          <table:table-cell table:style-name="ce30" table:formula="of:=([.C36] - ([.C36] * [.D36]))/[.B36]" office:value-type="currency" office:currency=" / g" office:value="0.954637281910009" calcext:value-type="currency">
            <text:p>$.95 / g</text:p>
          </table:table-cell>
          <table:table-cell table:style-name="ce39" office:value-type="string" calcext:value-type="string">
            <text:p><text:a xlink:href="https://www.amazon.com/dp/B01N3746GJ" xlink:type="simple">https://www.amazon.com/dp/B01N3746GJ</text:a></text:p>
          </table:table-cell>
          <table:table-cell table:style-name="ce5"/>
          <table:table-cell table:style-name="ce5" office:value-type="string" calcext:value-type="string">
            <text:p>180 pills - 50% trans resv + polyphenols +  vitamin C </text:p>
            <text:p>90 Total  servings @605mg resv (302.5mg transresveratrol), 120mg vitamin C + 725mg Polyphenols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Infinite Age</text:p>
          </table:table-cell>
          <table:table-cell table:style-name="ce14" office:value-type="currency" office:currency="g" office:value="15" calcext:value-type="currency">
            <text:p>15g</text:p>
          </table:table-cell>
          <table:table-cell table:style-name="ce19" office:value-type="currency" office:currency="USD" office:value="19.99" calcext:value-type="currency">
            <text:p>$19.99</text:p>
          </table:table-cell>
          <table:table-cell table:style-name="ce5"/>
          <table:table-cell table:style-name="ce30" table:formula="of:=([.C37] - ([.C37] * [.D37]))/[.B37]" office:value-type="currency" office:currency=" / g" office:value="1.33266666666667" calcext:value-type="currency">
            <text:p>$1.33 / g</text:p>
          </table:table-cell>
          <table:table-cell table:style-name="ce39" office:value-type="string" calcext:value-type="string">
            <text:p><text:a xlink:href="https://www.amazon.com/dp/B084DLBHQV" xlink:type="simple">https://www.amazon.com/dp/B084DLBHQV</text:a>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Pure Encapsulations</text:p>
          </table:table-cell>
          <table:table-cell table:style-name="ce14" office:value-type="currency" office:currency="g" office:value="12" calcext:value-type="currency">
            <text:p>12g</text:p>
          </table:table-cell>
          <table:table-cell table:style-name="ce19" office:value-type="currency" office:currency="USD" office:value="72.9" calcext:value-type="currency">
            <text:p>$72.90</text:p>
          </table:table-cell>
          <table:table-cell table:style-name="ce5"/>
          <table:table-cell table:style-name="ce30" table:formula="of:=([.C38] - ([.C38] * [.D38]))/[.B38]" office:value-type="currency" office:currency=" / g" office:value="6.075" calcext:value-type="currency">
            <text:p>$6.08 / g</text:p>
          </table:table-cell>
          <table:table-cell table:style-name="ce39" office:value-type="string" calcext:value-type="string">
            <text:p><text:a xlink:href="https://www.amazon.com/dp/B0078VYLCM/" xlink:type="simple">https://www.amazon.com/dp/B0078VYLCM/</text:a></text:p>
          </table:table-cell>
          <table:table-cell table:style-name="ce5"/>
          <table:table-cell table:style-name="ce5" office:value-type="string" calcext:value-type="string">
            <text:p>This is a blend of 100mg transresveratrol, 50mg red wine grape extract and 50 mg grape extract (polyphenols)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TURE'S ESSENTIALS</text:p>
          </table:table-cell>
          <table:table-cell table:style-name="ce14" office:value-type="currency" office:currency="g" office:value="9" calcext:value-type="currency">
            <text:p>9g</text:p>
          </table:table-cell>
          <table:table-cell table:style-name="ce19" office:value-type="currency" office:currency="USD" office:value="25.99" calcext:value-type="currency">
            <text:p>$25.99</text:p>
          </table:table-cell>
          <table:table-cell table:style-name="ce5"/>
          <table:table-cell table:style-name="ce30" table:formula="of:=([.C39] - ([.C39] * [.D39]))/[.B39]" office:value-type="currency" office:currency=" / g" office:value="2.88777777777778" calcext:value-type="currency">
            <text:p>$2.89 / g</text:p>
          </table:table-cell>
          <table:table-cell table:style-name="ce39" office:value-type="string" calcext:value-type="string">
            <text:p><text:a xlink:href="https://www.amazon.com/dp/B0078VYLCM/" xlink:type="simple">https://www.amazon.com/dp/B0078VYLCM/</text:a></text:p>
          </table:table-cell>
          <table:table-cell table:style-name="ce5"/>
          <table:table-cell table:style-name="ce5" office:value-type="string" calcext:value-type="string">
            <text:p>Liposomal Resveratrol - Blend of 500mg from skin,seeds, fruit,stem and vine of red grapes containing at least 100mg transresveratrol per dose.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Reserveage, Resveratrol 500 </text:p>
          </table:table-cell>
          <table:table-cell table:style-name="ce14" office:value-type="currency" office:currency="g" office:value="30" calcext:value-type="currency">
            <text:p>30g</text:p>
          </table:table-cell>
          <table:table-cell table:style-name="ce19" office:value-type="currency" office:currency="USD" office:value="62.95" calcext:value-type="currency">
            <text:p>$62.95</text:p>
          </table:table-cell>
          <table:table-cell table:style-name="ce5"/>
          <table:table-cell table:style-name="ce30" table:formula="of:=([.C40] - ([.C40] * [.D40]))/[.B40]" office:value-type="currency" office:currency=" / g" office:value="2.09833333333333" calcext:value-type="currency">
            <text:p>$2.1 / g</text:p>
          </table:table-cell>
          <table:table-cell table:style-name="ce39" office:value-type="string" calcext:value-type="string">
            <text:p><text:a xlink:href="https://www.amazon.com/dp/B002WC8178" xlink:type="simple">https://www.amazon.com/dp/B002WC8178</text:a></text:p>
          </table:table-cell>
          <table:table-cell table:style-name="ce5"/>
          <table:table-cell table:style-name="ce5" office:value-type="string" calcext:value-type="string">
            <text:p>Time release 800mg tablets with 500mg trans + other polyphenols + 40mg Quercetin Dihydrate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Vital Nutrients</text:p>
          </table:table-cell>
          <table:table-cell table:style-name="ce14" office:value-type="currency" office:currency="g" office:value="15" calcext:value-type="currency">
            <text:p>15g</text:p>
          </table:table-cell>
          <table:table-cell table:style-name="ce19" office:value-type="currency" office:currency="USD" office:value="51.9" calcext:value-type="currency">
            <text:p>$51.90</text:p>
          </table:table-cell>
          <table:table-cell table:style-name="ce5"/>
          <table:table-cell table:style-name="ce30" table:formula="of:=([.C41] - ([.C41] * [.D41]))/[.B41]" office:value-type="currency" office:currency=" / g" office:value="3.46" calcext:value-type="currency">
            <text:p>$3.46 / g</text:p>
          </table:table-cell>
          <table:table-cell table:style-name="ce39" office:value-type="string" calcext:value-type="string">
            <text:p><text:a xlink:href="https://www.amazon.com/" xlink:type="simple">https://www.amazon.com/</text:a>dp/B003PRAAXC</text:p>
          </table:table-cell>
          <table:table-cell table:style-name="ce5"/>
          <table:table-cell table:style-name="ce5" office:value-type="string" calcext:value-type="string">
            <text:p>60 x 500mg <text:s/>Polygonum cuspidatum capsules, 50% transresveratrol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Mega Resveratrol</text:p>
          </table:table-cell>
          <table:table-cell table:style-name="ce14" office:value-type="currency" office:currency="g" office:value="60" calcext:value-type="currency">
            <text:p>60g</text:p>
          </table:table-cell>
          <table:table-cell table:style-name="ce19" office:value-type="currency" office:currency="USD" office:value="93.45" calcext:value-type="currency">
            <text:p>$93.45</text:p>
          </table:table-cell>
          <table:table-cell table:style-name="ce5"/>
          <table:table-cell table:style-name="ce30" table:formula="of:=([.C42] - ([.C42] * [.D42]))/[.B42]" office:value-type="currency" office:currency=" / g" office:value="1.5575" calcext:value-type="currency">
            <text:p>$1.56 / g</text:p>
          </table:table-cell>
          <table:table-cell table:style-name="ce39" office:value-type="string" calcext:value-type="string">
            <text:p>https://www.amazon.com/dp/B004BIL52E</text:p>
          </table:table-cell>
          <table:table-cell table:style-name="ce5" table:number-columns-repeated="2"/>
          <table:table-cell table:number-columns-repeated="1016"/>
        </table:table-row>
        <table:table-row table:style-name="ro3" table:number-rows-repeated="2">
          <table:table-cell table:style-name="ce5" table:number-columns-repeated="4"/>
          <table:table-cell table:style-name="ce30"/>
          <table:table-cell table:style-name="ce41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6" table:number-rows-spanned="1">
            <text:p>NMN Prices (bulk)</text:p>
          </table:table-cell>
          <table:covered-table-cell table:number-columns-repeated="4" table:style-name="ce5"/>
          <table:covered-table-cell table:style-name="ce41"/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MegaResveratrol</text:p>
          </table:table-cell>
          <table:table-cell table:style-name="ce13" office:value-type="currency" office:currency="g" office:value="25" calcext:value-type="currency">
            <text:p>25g</text:p>
          </table:table-cell>
          <table:table-cell table:style-name="ce19" office:value-type="currency" office:currency="USD" office:value="119" calcext:value-type="currency">
            <text:p>$119.00</text:p>
          </table:table-cell>
          <table:table-cell table:style-name="ce26"/>
          <table:table-cell table:style-name="ce30" table:formula="of:=([.C46] - ([.C46] * [.D46]))/[.B46]" office:value-type="currency" office:currency=" / g" office:value="4.76" calcext:value-type="currency">
            <text:p>$4.76 / g</text:p>
          </table:table-cell>
          <table:table-cell table:style-name="ce38" office:value-type="string" calcext:value-type="string">
            <text:p><text:a xlink:href="https://megaresveratrol.net/product/super-nmn-powder-99-nicotinamide-mononucleotide/" xlink:type="simple">https://megaresveratrol.net/product/super-nmn-powder-99-nicotinamide-mononucleotide/</text:a></text:p>
          </table:table-cell>
          <table:table-cell table:style-name="ce46"/>
          <table:table-cell table:style-name="ce5" office:value-type="string" calcext:value-type="string">
            <text:p>Current price is discounted approx 17.9% before coupon code!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MegaResveratrol</text:p>
          </table:table-cell>
          <table:table-cell table:style-name="ce13" office:value-type="currency" office:currency="g" office:value="50" calcext:value-type="currency">
            <text:p>50g</text:p>
          </table:table-cell>
          <table:table-cell table:style-name="ce19" office:value-type="currency" office:currency="USD" office:value="234" calcext:value-type="currency">
            <text:p>$234.00</text:p>
          </table:table-cell>
          <table:table-cell table:style-name="ce26"/>
          <table:table-cell table:style-name="ce30" table:formula="of:=([.C47] - ([.C47] * [.D47]))/[.B47]" office:value-type="currency" office:currency=" / g" office:value="4.68" calcext:value-type="currency">
            <text:p>$4.68 / g</text:p>
          </table:table-cell>
          <table:table-cell table:style-name="ce38" office:value-type="string" calcext:value-type="string">
            <text:p><text:a xlink:href="https://megaresveratrol.net/product/super-nmn-powder-99-nicotinamide-mononucleotide/" xlink:type="simple">https://megaresveratrol.net/product/super-nmn-powder-99-nicotinamide-mononucleotide/</text:a></text:p>
          </table:table-cell>
          <table:table-cell table:style-name="ce46"/>
          <table:table-cell table:style-name="ce5" office:value-type="string" calcext:value-type="string">
            <text:p>Current price is discounted approx 17.9% before coupon code!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MegaResveratrol</text:p>
          </table:table-cell>
          <table:table-cell table:style-name="ce13" office:value-type="currency" office:currency="g" office:value="75" calcext:value-type="currency">
            <text:p>75g</text:p>
          </table:table-cell>
          <table:table-cell table:style-name="ce19" office:value-type="currency" office:currency="USD" office:value="348" calcext:value-type="currency">
            <text:p>$348.00</text:p>
          </table:table-cell>
          <table:table-cell table:style-name="ce26"/>
          <table:table-cell table:style-name="ce30" table:formula="of:=([.C48] - ([.C48] * [.D48]))/[.B48]" office:value-type="currency" office:currency=" / g" office:value="4.64" calcext:value-type="currency">
            <text:p>$4.64 / g</text:p>
          </table:table-cell>
          <table:table-cell table:style-name="ce38" office:value-type="string" calcext:value-type="string">
            <text:p><text:a xlink:href="https://megaresveratrol.net/product/super-nmn-powder-99-nicotinamide-mononucleotide/" xlink:type="simple">https://megaresveratrol.net/product/super-nmn-powder-99-nicotinamide-mononucleotide/</text:a></text:p>
          </table:table-cell>
          <table:table-cell table:style-name="ce46"/>
          <table:table-cell table:style-name="ce5" office:value-type="string" calcext:value-type="string">
            <text:p>Current price is discounted approx 17.9% before coupon code!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26"/>
          <table:table-cell table:style-name="ce30"/>
          <table:table-cell table:style-name="ce38"/>
          <table:table-cell table:style-name="ce46"/>
          <table:table-cell table:style-name="ce5"/>
          <table:table-cell table:number-columns-repeated="1016"/>
        </table:table-row>
        <table:table-row table:style-name="ro3">
          <table:table-cell table:style-name="ce5" office:value-type="string" calcext:value-type="string">
            <text:p>Double Wood Supplements (Triple Pack of 30g)</text:p>
          </table:table-cell>
          <table:table-cell table:style-name="ce13" office:value-type="currency" office:currency="g" office:value="90" calcext:value-type="currency">
            <text:p>90g</text:p>
          </table:table-cell>
          <table:table-cell table:style-name="ce19" office:value-type="currency" office:currency="USD" office:value="364" calcext:value-type="currency">
            <text:p>$364.00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30" table:formula="of:=([.C50] - ([.C50] * [.D50]))/[.B50]" office:value-type="currency" office:currency=" / g" office:value="3.43777777777778" calcext:value-type="currency">
            <text:p>$3.44 / g</text:p>
          </table:table-cell>
          <table:table-cell table:style-name="ce38"/>
          <table:table-cell table:style-name="ce46"/>
          <table:table-cell table:style-name="ce5"/>
          <table:table-cell table:number-columns-repeated="1016"/>
        </table:table-row>
        <table:table-row table:style-name="ro3">
          <table:table-cell table:style-name="ce8" office:value-type="string" calcext:value-type="string">
            <text:p>Double Wood Supplements (Triple Pack of 30g) – cost with tax</text:p>
          </table:table-cell>
          <table:table-cell table:style-name="ce16" office:value-type="currency" office:currency="g" office:value="90" calcext:value-type="currency">
            <text:p>90g</text:p>
          </table:table-cell>
          <table:table-cell table:style-name="ce23" office:value-type="currency" office:currency="USD" office:value="337.35" calcext:value-type="currency">
            <text:p>$337.35</text:p>
          </table:table-cell>
          <table:table-cell table:style-name="ce27"/>
          <table:table-cell table:style-name="ce32" table:formula="of:=([.C51] - ([.C51] * [.D51]))/[.B51]" office:value-type="currency" office:currency=" / g" office:value="3.74833333333333" calcext:value-type="currency">
            <text:p>$3.75 / g</text:p>
          </table:table-cell>
          <table:table-cell table:style-name="ce42" office:value-type="string" calcext:value-type="string">
            <text:p>This is the price with tax to Chicago (discount coupon 15OFF applied + tax)</text:p>
          </table:table-cell>
          <table:table-cell table:style-name="ce47" office:value-type="string" calcext:value-type="string">
            <text:p>15OFF</text:p>
          </table:table-cell>
          <table:table-cell table:style-name="ce8" office:value-type="string" calcext:value-type="string">
            <text:p>$27.14 tax, $54.74 discount.</text:p>
          </table:table-cell>
          <table:table-cell table:style-name="ce51" table:number-columns-repeated="1016"/>
        </table:table-row>
        <table:table-row table:style-name="ro2">
          <table:table-cell table:style-name="ce9" office:value-type="string" calcext:value-type="string">
            <text:p>CurEase </text:p>
          </table:table-cell>
          <table:table-cell table:style-name="ce13" office:value-type="currency" office:currency="g" office:value="5" calcext:value-type="currency">
            <text:p>5g</text:p>
          </table:table-cell>
          <table:table-cell table:style-name="ce19" office:value-type="currency" office:currency="USD" office:value="22.99" calcext:value-type="currency">
            <text:p>$22.99</text:p>
          </table:table-cell>
          <table:table-cell table:style-name="ce26"/>
          <table:table-cell table:style-name="ce30" table:formula="of:=([.C52] - ([.C52] * [.D52]))/[.B52]" office:value-type="currency" office:currency=" / g" office:value="4.598" calcext:value-type="currency">
            <text:p>$4.6 / g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CurEase </text:p>
          </table:table-cell>
          <table:table-cell table:style-name="ce13" office:value-type="currency" office:currency="g" office:value="25" calcext:value-type="currency">
            <text:p>25g</text:p>
          </table:table-cell>
          <table:table-cell table:style-name="ce19" office:value-type="currency" office:currency="USD" office:value="95.89" calcext:value-type="currency">
            <text:p>$95.89</text:p>
          </table:table-cell>
          <table:table-cell table:style-name="ce26"/>
          <table:table-cell table:style-name="ce30" table:formula="of:=([.C53] - ([.C53] * [.D53]))/[.B53]" office:value-type="currency" office:currency=" / g" office:value="3.8356" calcext:value-type="currency">
            <text:p>$3.84 / g</text:p>
          </table:table-cell>
          <table:table-cell office:value-type="string" calcext:value-type="string">
            <text:p><text:a xlink:href="https://www.curease.com/product-page/nmn-powder-nicotinamide-mononucleotide" xlink:type="simple">https://www.curease.com/product-page/nmn-powder-nicotinamide-mononucleotide</text:a></text:p>
          </table:table-cell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Black" svg:font-family="'Source Code Pro Black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" number:title="Grams">
      <number:number number:decimal-places="0" loext:min-decimal-places="0" number:min-integer-digits="0"/>
      <number:currency-symbol>g</number:currency-symbol>
    </number:currency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 number:title="Price per gram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number:text> /g</number:text>
      <style:map style:condition="value()&gt;=0" style:apply-style-name="N122P0"/>
    </number:currency-style>
    <number:currency-style style:name="N123" number:title="Price Per Gram">
      <number:text>$</number:text>
      <number:number number:decimal-places="2" loext:min-decimal-places="0" number:min-integer-digits="0" number:decimal-replacement="" number:grouping="true"/>
      <number:currency-symbol> / g</number:currency-symbol>
    </number:currency-style>
    <number:currency-style style:name="N124">
      <number:number number:decimal-places="1" loext:min-decimal-places="0" number:min-integer-digits="0" number:decimal-replacement=""/>
      <number:currency-symbol>g</number:currency-symbol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2:46:43.621000000</meta:creation-date>
    <dc:date>2020-08-06T14:23:21.048000000</dc:date>
    <meta:editing-duration>P1DT3H27M19S</meta:editing-duration>
    <meta:editing-cycles>2</meta:editing-cycles>
    <meta:generator>LibreOffice/5.4.4.2$Windows_X86_64 LibreOffice_project/2524958677847fb3bb44820e40380acbe820f960</meta:generator>
    <meta:document-statistic meta:table-count="1" meta:cell-count="257" meta:object-count="0"/>
  </office:meta>
</office:document-meta>
</file>